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</style:style>
    <style:style style:name="T438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56500294BR</text:p>
        </text:list-item>
        <text:list-item>
          <text:p text:style-name="P305">AK256493338BR</text:p>
        </text:list-item>
        <text:list-item>
          <text:p text:style-name="P306">AK256286415BR</text:p>
        </text:list-item>
        <text:list-item>
          <text:p text:style-name="P307">AK256584847BR</text:p>
        </text:list-item>
        <text:list-item>
          <text:p text:style-name="P308">AK256298492BR</text:p>
        </text:list-item>
        <text:list-item>
          <text:p text:style-name="P309">AK256850865BR</text:p>
        </text:list-item>
        <text:list-item>
          <text:p text:style-name="P310">AK256326689BR</text:p>
        </text:list-item>
        <text:list-item>
          <text:p text:style-name="P311">AA216120868BR</text:p>
        </text:list-item>
        <text:list-item>
          <text:p text:style-name="P312">AA215873813BR</text:p>
        </text:list-item>
        <text:list-item>
          <text:p text:style-name="P313">AK256890952BR</text:p>
        </text:list-item>
        <text:list-item>
          <text:p text:style-name="P314">AK257649323BR</text:p>
        </text:list-item>
        <text:list-item>
          <text:p text:style-name="P315">AK257657228BR</text:p>
        </text:list-item>
        <text:list-item>
          <text:p text:style-name="P316">AA215831549BR</text:p>
        </text:list-item>
        <text:list-item>
          <text:p text:style-name="P317">AA215852257BR</text:p>
        </text:list-item>
        <text:list-item>
          <text:p text:style-name="P318">AK257736138BR</text:p>
        </text:list-item>
        <text:list-item>
          <text:p text:style-name="P319">AK256610290BR</text:p>
        </text:list-item>
        <text:list-item>
          <text:p text:style-name="P320">AK259049313BR</text:p>
        </text:list-item>
        <text:list-item>
          <text:p text:style-name="P321">AK259110457BR</text:p>
        </text:list-item>
        <text:list-item>
          <text:p text:style-name="P322">AK258759183BR</text:p>
        </text:list-item>
        <text:list-item>
          <text:p text:style-name="P323">AA213970171BR</text:p>
        </text:list-item>
        <text:list-item>
          <text:p text:style-name="P324">AK257670326BR</text:p>
        </text:list-item>
        <text:list-item>
          <text:p text:style-name="P325">AK255571285BR</text:p>
        </text:list-item>
        <text:list-item>
          <text:p text:style-name="P326">AK255979137BR</text:p>
        </text:list-item>
        <text:list-item>
          <text:p text:style-name="P327">AA214274977BR</text:p>
        </text:list-item>
        <text:list-item>
          <text:p text:style-name="P328">AA219031708BR</text:p>
        </text:list-item>
        <text:list-item>
          <text:p text:style-name="P329">AA218994736BR</text:p>
        </text:list-item>
        <text:list-item>
          <text:p text:style-name="P330">AA219026950BR</text:p>
        </text:list-item>
        <text:list-item>
          <text:p text:style-name="P331">AA218580221BR</text:p>
        </text:list-item>
        <text:list-item>
          <text:p text:style-name="P332">AK110152096BR</text:p>
        </text:list-item>
        <text:list-item>
          <text:p text:style-name="P333">AA218385151BR</text:p>
        </text:list-item>
        <text:list-item>
          <text:p text:style-name="P334">AK259984150BR</text:p>
        </text:list-item>
        <text:list-item>
          <text:p text:style-name="P335">AA219197835BR</text:p>
        </text:list-item>
        <text:list-item>
          <text:p text:style-name="P336">AA217725242BR</text:p>
        </text:list-item>
        <text:list-item>
          <text:p text:style-name="P337">AA217506785BR</text:p>
        </text:list-item>
        <text:list-item>
          <text:p text:style-name="P338">AA215029037BR</text:p>
        </text:list-item>
        <text:list-item>
          <text:p text:style-name="P339">AA214277845BR</text:p>
        </text:list-item>
        <text:list-item>
          <text:p text:style-name="P340">AA215875315BR</text:p>
        </text:list-item>
        <text:list-item>
          <text:p text:style-name="P341">AK255441776BR</text:p>
        </text:list-item>
        <text:list-item>
          <text:p text:style-name="P342">AA214981581BR</text:p>
        </text:list-item>
        <text:list-item>
          <text:p text:style-name="P343">AA213889767BR</text:p>
        </text:list-item>
        <text:list-item>
          <text:p text:style-name="P344">AA216332902BR</text:p>
        </text:list-item>
        <text:list-item>
          <text:p text:style-name="P345">AA216287885BR</text:p>
        </text:list-item>
        <text:list-item>
          <text:p text:style-name="P346">AK257677749BR</text:p>
        </text:list-item>
        <text:list-item>
          <text:p text:style-name="P347">AK257200340BR</text:p>
        </text:list-item>
        <text:list-item>
          <text:p text:style-name="P348">AK257711799BR</text:p>
        </text:list-item>
        <text:list-item>
          <text:p text:style-name="P349">AK258349563BR</text:p>
        </text:list-item>
        <text:list-item>
          <text:p text:style-name="P350">AK257872875BR</text:p>
        </text:list-item>
        <text:list-item>
          <text:p text:style-name="P351">AA216161111BR</text:p>
        </text:list-item>
        <text:list-item>
          <text:p text:style-name="P352">AK258076198BR</text:p>
        </text:list-item>
        <text:list-item>
          <text:p text:style-name="P353">AA215643245BR</text:p>
        </text:list-item>
        <text:list-item>
          <text:p text:style-name="P354">AK256248712BR</text:p>
        </text:list-item>
        <text:list-item>
          <text:p text:style-name="P355">AK256375027BR</text:p>
        </text:list-item>
        <text:list-item>
          <text:p text:style-name="P356">AK256176255BR</text:p>
        </text:list-item>
        <text:list-item>
          <text:p text:style-name="P357">AK259062924BR</text:p>
        </text:list-item>
        <text:list-item>
          <text:p text:style-name="P358">AK259942163BR</text:p>
        </text:list-item>
        <text:list-item>
          <text:p text:style-name="P359">AK254861264BR</text:p>
        </text:list-item>
        <text:list-item>
          <text:p text:style-name="P360">AA214426765BR</text:p>
        </text:list-item>
        <text:list-item>
          <text:p text:style-name="P361">AA216100072BR</text:p>
        </text:list-item>
        <text:list-item>
          <text:p text:style-name="P362">AA216177350BR</text:p>
        </text:list-item>
        <text:list-item>
          <text:p text:style-name="P363">AK257954518BR</text:p>
        </text:list-item>
        <text:list-item>
          <text:p text:style-name="P364">AA217250303BR</text:p>
        </text:list-item>
        <text:list-item>
          <text:p text:style-name="P365">AA215762914BR</text:p>
        </text:list-item>
        <text:list-item>
          <text:p text:style-name="P366">AK256454609BR</text:p>
        </text:list-item>
        <text:list-item>
          <text:p text:style-name="P367">AK256641181BR</text:p>
        </text:list-item>
        <text:list-item>
          <text:p text:style-name="P368">AK256713762BR</text:p>
        </text:list-item>
        <text:list-item>
          <text:p text:style-name="P369">AA215821215BR</text:p>
        </text:list-item>
        <text:list-item>
          <text:p text:style-name="P370">AA217274361BR</text:p>
        </text:list-item>
        <text:list-item>
          <text:p text:style-name="P371">AK258089727BR</text:p>
        </text:list-item>
        <text:list-item>
          <text:p text:style-name="P372">AK256972705BR</text:p>
        </text:list-item>
        <text:list-item>
          <text:p text:style-name="P373">AK256523975BR</text:p>
        </text:list-item>
        <text:list-item>
          <text:p text:style-name="P374">AK258047925BR</text:p>
        </text:list-item>
        <text:list-item>
          <text:p text:style-name="P375">AK254965114BR</text:p>
        </text:list-item>
        <text:list-item>
          <text:p text:style-name="P376">AK259119442BR</text:p>
        </text:list-item>
        <text:list-item>
          <text:p text:style-name="P377">AK259072060BR</text:p>
        </text:list-item>
        <text:list-item>
          <text:p text:style-name="P378">AK258885062BR</text:p>
        </text:list-item>
        <text:list-item>
          <text:p text:style-name="P379">AA138491845BR</text:p>
        </text:list-item>
        <text:list-item>
          <text:p text:style-name="P380">AA216212048BR</text:p>
        </text:list-item>
        <text:list-item>
          <text:p text:style-name="P381">AK259983865BR</text:p>
        </text:list-item>
        <text:list-item>
          <text:p text:style-name="P382">AA219140889BR</text:p>
        </text:list-item>
        <text:list-item>
          <text:p text:style-name="P383">AA217427898BR</text:p>
        </text:list-item>
        <text:list-item>
          <text:p text:style-name="P384">AA218935344BR</text:p>
        </text:list-item>
        <text:list-item>
          <text:p text:style-name="P385">AK257881546BR</text:p>
        </text:list-item>
        <text:list-item>
          <text:p text:style-name="P386">AK258178489BR</text:p>
        </text:list-item>
        <text:list-item>
          <text:p text:style-name="P387">AK259692219BR</text:p>
        </text:list-item>
        <text:list-item>
          <text:p text:style-name="P388">AK258350734BR</text:p>
        </text:list-item>
        <text:list-item>
          <text:p text:style-name="P389">AA219358585BR</text:p>
        </text:list-item>
        <text:list-item>
          <text:p text:style-name="P390">AK259148700BR</text:p>
        </text:list-item>
        <text:list-item>
          <text:p text:style-name="P391">AA217183475BR</text:p>
        </text:list-item>
        <text:list-item>
          <text:p text:style-name="P392">AK258580729BR</text:p>
        </text:list-item>
        <text:list-item>
          <text:p text:style-name="P393">AA217159437BR</text:p>
        </text:list-item>
        <text:list-item>
          <text:p text:style-name="P394">AA217391725BR</text:p>
        </text:list-item>
        <text:list-item>
          <text:p text:style-name="P395">AK258155987BR</text:p>
        </text:list-item>
        <text:list-item>
          <text:p text:style-name="P396">AK257721544BR</text:p>
        </text:list-item>
        <text:list-item>
          <text:p text:style-name="P397">AK257607164BR</text:p>
        </text:list-item>
        <text:list-item>
          <text:p text:style-name="P398">AK257122545BR</text:p>
        </text:list-item>
        <text:list-item>
          <text:p text:style-name="P399">AA217376136BR</text:p>
        </text:list-item>
        <text:list-item>
          <text:p text:style-name="P400">AK258884994BR</text:p>
        </text:list-item>
        <text:list-item>
          <text:p text:style-name="P401">AK259273415BR</text:p>
        </text:list-item>
        <text:list-item>
          <text:p text:style-name="P402">AK257136712BR</text:p>
        </text:list-item>
        <text:list-item>
          <text:p text:style-name="P403">AK255125884BR</text:p>
        </text:list-item>
        <text:list-item>
          <text:p text:style-name="P404">AK257484607BR</text:p>
        </text:list-item>
        <text:list-item>
          <text:p text:style-name="P405">AK254640360BR</text:p>
        </text:list-item>
        <text:list-item>
          <text:p text:style-name="P406">AA217701060BR</text:p>
        </text:list-item>
        <text:list-item>
          <text:p text:style-name="P407">AK254651005BR</text:p>
        </text:list-item>
        <text:list-item>
          <text:p text:style-name="P408">AK257062572BR</text:p>
        </text:list-item>
        <text:list-item>
          <text:p text:style-name="P409">AK255220956BR</text:p>
        </text:list-item>
        <text:list-item>
          <text:p text:style-name="P410">AA214244578BR</text:p>
        </text:list-item>
        <text:list-item>
          <text:p text:style-name="P411">AK254574691BR</text:p>
        </text:list-item>
        <text:list-item>
          <text:p text:style-name="P412">AK256932754BR</text:p>
        </text:list-item>
        <text:list-item>
          <text:p text:style-name="P413">AA216150502BR</text:p>
        </text:list-item>
        <text:list-item>
          <text:p text:style-name="P414">AA214066223BR</text:p>
        </text:list-item>
        <text:list-item>
          <text:p text:style-name="P415">AK256939925BR</text:p>
        </text:list-item>
        <text:list-item>
          <text:p text:style-name="P416">AA216929451BR</text:p>
        </text:list-item>
        <text:list-item>
          <text:p text:style-name="P417">AK257269957BR</text:p>
        </text:list-item>
        <text:list-item>
          <text:p text:style-name="P418">AK257123886BR</text:p>
        </text:list-item>
        <text:list-item>
          <text:p text:style-name="P419">AA219199080BR</text:p>
        </text:list-item>
        <text:list-item>
          <text:p text:style-name="P420">AA216233944BR</text:p>
        </text:list-item>
        <text:list-item>
          <text:p text:style-name="P421">AA216901878BR</text:p>
        </text:list-item>
        <text:list-item>
          <text:p text:style-name="P422">AK256765654BR</text:p>
        </text:list-item>
        <text:list-item>
          <text:p text:style-name="P423">AA216671392BR</text:p>
        </text:list-item>
        <text:list-item>
          <text:p text:style-name="P424">AK256807306BR</text:p>
        </text:list-item>
        <text:list-item>
          <text:p text:style-name="P425">AK259471742BR</text:p>
        </text:list-item>
        <text:list-item>
          <text:p text:style-name="P426">AK255412806BR</text:p>
        </text:list-item>
        <text:list-item>
          <text:p text:style-name="P427">AK257039857BR</text:p>
        </text:list-item>
        <text:list-item>
          <text:p text:style-name="P428">AK258888801BR</text:p>
        </text:list-item>
        <text:list-item>
          <text:p text:style-name="P429">AK255890085BR</text:p>
        </text:list-item>
        <text:list-item>
          <text:p text:style-name="P430">AK259679040BR</text:p>
        </text:list-item>
        <text:list-item>
          <text:p text:style-name="P431">AK257385927BR</text:p>
        </text:list-item>
        <text:list-item>
          <text:p text:style-name="P432">AA216070716BR</text:p>
        </text:list-item>
        <text:list-item>
          <text:p text:style-name="P433">AA216764633BR</text:p>
        </text:list-item>
        <text:list-item>
          <text:p text:style-name="P434">AK256379770BR</text:p>
        </text:list-item>
        <text:list-item>
          <text:p text:style-name="P435">AA216401537BR</text:p>
        </text:list-item>
        <text:list-item>
          <text:p text:style-name="P436">AK257242101BR</text:p>
        </text:list-item>
        <text:list-item>
          <text:p text:style-name="P437"><text:span text:style-name="T438">AK25535162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34<text:s/>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9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9T21:25:00Z</meta:creation-date>
    <dc:date>2024-07-29T21:2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93" meta:character-count="1873" meta:row-count="13" meta:non-whitespace-character-count="1583"/>
  </office:meta>
</office:document-meta>
</file>